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?</text:p>
      <text:p text:style-name="P2">Month<text:tab/><text:tab/><text:tab/><text:tab/><text:tab/><text:tab/></text:p>
      <text:p text:style-name="P2">Year<text:tab/><text:tab/><text:tab/><text:tab/><text:tab/><text:tab/>189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Passove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5">S. MORAIS,/</text:p>
      <text:p text:style-name="P5">546 N. FIFTH STREET./</text:p>
      <text:p text:style-name="P6">PHILADELPHIA,_____189/</text:p>
      <text:p text:style-name="P5"/>
      <text:p text:style-name="P5">[Front Cover]</text:p>
      <text:p text:style-name="P5">[Note: The number "63" is written in pencil and circled in the top right corner of the page.]</text:p>
      <text:p text:style-name="P5"/>
      <text:p text:style-name="P7">For the Sabbath before Passover [Hebrew]/</text:p>
      <text:p text:style-name="P7"/>
      <text:p text:style-name="P5">[Page 1]</text:p>
      <text:p text:style-name="P5">O <text:span text:style-name="T2">Matzah</text:span><text:span text:style-name="T3">, </text:span><text:span text:style-name="T2">Matzah</text:span><text:span text:style-name="T3">, thou hast in very deed been/ unto Israel "a bread of affliction", yet, we love thee/ because sooner could our right hand forget her cunning,/ than we cease to recall the countless memories that cluster around/ thee. <text:s/>Always will we raise thee high in/ the sight of our progeny; always shalt thou hold/ preeminence, at this epochal season, in the home/ of the Jew. <text:s/>Brethren. <text:s/>You that are free/ will not counsel the </text:span><text:span text:style-name="T4">est</text:span><text:span text:style-name="T5"> enslaved to cast off the/ memento reached down to us all, by thousand gener-/-ations. <text:s/>I heard it once and righteous indigna-/-tion seized my spirit. <text:s/>A teacher of falsehood,/ whose sayings are oracularly listened to by many,/ spoke the </text:span><text:span text:style-name="T4">iniquitous</text:span><text:span text:style-name="T5"> impious word. <text:s/>"If the Matzah ex-/-oses you to sufferings, cease to partake of it. <text:s/>Life/ must not be imperilled[sic!] because of a ceremonial law"./ <text:s/>But is it only the atrocious calumny invented against/ the Matzah, that has made Israel the target/ of poisonous darts? <text:s/>Hearken to the cry of/ tender mothers brought to the slaughter./</text:span></text:p>
      <text:p text:style-name="P5"><text:soft-page-break/><text:span text:style-name="T5"/></text:p>
      <text:p text:style-name="P5"><text:span text:style-name="T5">[Page 2]</text:span></text:p>
      <text:p text:style-name="P5"><text:span text:style-name="T5">Why are ye, women of my people, </text:span><text:span text:style-name="T4">slain by the</text:span><text:span text:style-name="T5">/ </text:span><text:span text:style-name="T4">sword</text:span><text:span text:style-name="T5"> killed and burned? <text:s/>"Because we would that our/ male children be admitted into the covenant of/ Abraham." <text:s/>Say my brethren, were the zealous Sages, who/ taught the law of Moses despite prohibition spared by the inveterate/ foe</text:span><text:span text:style-name="T4">s</text:span><text:span text:style-name="T5">, who had sworn to force that Law into eter-/-nal oblivion? <text:s/>If the theory that we shall/ crouch and bend and sacrifice cherished beliefs,/ to ward off persecution, is to be carried to its/ logical </text:span><text:span text:style-name="T4">end,</text:span><text:span text:style-name="T5"> sequence then we must even now exchange the/ synagogue for the Mosque and accept baptism, at/ the hand of the Patriarch of Constantinople./ <text:s/>For, is the shah of Persia kindly considerate towards/ his </text:span><text:span text:style-name="T4">Hebrew</text:span><text:span text:style-name="T5"> subjects who deny the claims of the founder of Islam? and is the Czar of Russia gently/ tolerant towards those who reject the cross? <text:s/>No: with/ bleeding hearts and eyes swelling with tears this/ message will we send to brethren, who in very/ deed eat the bread of affliction. <text:s/>"Sad is your lot,/ severe in the extreme are your trials, but we look upon you/ as our heroes. <text:s/>Yield not to the direful pressure./ <text:s/>Be firm, </text:span><text:span text:style-name="T4">be constant</text:span><text:span text:style-name="T5">, and through your constancy the/ religion of Moses, which we share, will finally be vindicated."/</text:span></text:p>
      <text:p text:style-name="P5"><text:span text:style-name="T5"/></text:p>
      <text:p text:style-name="P5"><text:span text:style-name="T5">[Page 3]</text:span></text:p>
      <text:p text:style-name="P5"><text:span text:style-name="T5">Brethren. <text:s/>Could you have imagined it possible, that/ we be obliged to send that message to our fel-/-low believers in a country, for whose liberating from/ the hated Turk, Byron and </text:span><text:span text:style-name="T4">political</text:span><text:span text:style-name="T5"> like enthusiasts/ of only six decades ago, staked their lives? <text:s/>While/ I speak, our coreligionists at Corfu may tremble,/ lest the brutality perpetrated against their/ young and their old, be reenacted! <text:s/>Greece of/ George I, has ensured </text:span><text:span text:style-name="T4">our people</text:span><text:span text:style-name="T5"> unto the Hebrews citizenship </text:span><text:span text:style-name="T4">and</text:span><text:span text:style-name="T5">/ and its attending immunities, but what power/ can roll back the surging of a wild populace,/ maddened by fanaticism? <text:s/>"The Jew thirsts for/ Christian blood. <text:s/>He is enjoying it now in the/ bread eaten on his Passover. <text:s/>Tear down his/ house, demolish his place of worship, let him/ feel the keen edge of an avenging sword." <text:s/>Irrepressibly,/ </text:span><text:span text:style-name="T4">the</text:span><text:span text:style-name="T5"> a horrible scene turned the festival of the Lord last/ year into mourning. <text:s/>A peaceful community that/ had long settled in the most flourishing city of the/ Ionian isles, was assaulted and plundered and murdered./</text:span></text:p>
      <text:p text:style-name="P5"><text:span text:style-name="T5"/></text:p>
      <text:p text:style-name="P5"><text:span text:style-name="T5">[Page 4]</text:span></text:p>
      <text:p text:style-name="P5"><text:span text:style-name="T5">Many left behind substance and dear asso-/-ciations to escape from cruel death. <text:s/>Heart rending was the sight of entire/ families separating, some fleeing in one direction,/ others elsewhere. <text:s/>Italy </text:span><text:span text:style-name="T4">we</text:span><text:span text:style-name="T5"> offered the nearest har-/-bor of safety, and </text:span><text:span text:style-name="T4">many</text:span><text:span text:style-name="T5"> not a few hastened thither, but I have/ read of an incident most touching </text:span><text:span text:style-name="T4">concerning</text:span><text:span text:style-name="T5"> about the unfortunate refugees. <text:s/>A centennarian[sic!]/ was Nina Aboab. <text:s/>Her ancestors had sought in/ Corfu deliverance from the thumb screw and seething/ cauldron of the Spanish inquisition. <text:s/>Now the venerable mo-/-ther in Israel, laden with years, saw ruin all around,/ yet in the midst of a universal consternation, she/ appeared resigned to the sad fate, almost serene, the hoary-headed matron </text:span><text:span text:style-name="T4">she</text:span><text:span text:style-name="T5"> looked,/ under a compulsory exile. <text:s/>Did she recall/ at that sorrowful hour, the trials of her race?/ <text:s/>she did personify then Israel's endless </text:span><text:span text:style-name="T4">trials</text:span><text:span text:style-name="T5"> tribulations--Israel, old/ and beaten by all the winds of pitiless adversity,/ still uncrushed, still trusting in Providence for the/ </text:span><text:span text:style-name="T4">final</text:span><text:span text:style-name="T5"> victory of truth. <text:s/>Nina Aboab in the/ bitterness of an inevitable banishment from a sweet/ home and loved surroundings, carried to a foreign/ land the sustaining hope which never abandon-/-ed her martyred people. <text:s/>She died soon after,/</text:span></text:p>
      <text:p text:style-name="P5"><text:span text:style-name="T5"/></text:p>
      <text:p text:style-name="P5"><text:span text:style-name="T5">[Page 5]</text:span></text:p>
      <text:p text:style-name="P5"><text:span text:style-name="T5">in Alexandria of Egypt, the country frought[sic!]/ with reminiscences to dealthless[?]. <text:s/>Israel </text:span><text:span text:style-name="T4">will</text:span><text:span text:style-name="T5"> she died, breath-/-ing words of forgiveness to the persecutors of Abraham's progeny./ <text:s/>Her action is </text:span><text:span text:style-name="T4">the</text:span><text:span text:style-name="T5"> my counsel and tuition; that I/ follow, not the unrighteous advice and instruction/ of the time serving. <text:s/>For, by heeding the latter and/ submitting to </text:span><text:span text:style-name="T4">adverse</text:span><text:span text:style-name="T5"> circumstances adverse to the/ retention of </text:span><text:span text:style-name="T4">our</text:span><text:span text:style-name="T5"> the Mosaic precepts, all that our fathers pre-/-served, at such odds as made our continuance/ upon earth </text:span><text:soft-page-break/><text:span text:style-name="T5">possible, will gradually disappear/ and gentilism will have engulphed[sic!] Judaism. <text:s/>Are/ you prepared for that issue, Thy brethren? <text:s/>Are the re-/-ligious antagonistic to our creed so broad in their liberal/ spirits, so reasonably pure in their dogmas; are--I say--the/ votaries thereof so surpassingly moral, so ennobled/ by the humanitarian preaching of their clergy, that/ in order to improve our own doctrines, to better </text:span><text:span text:style-name="T4">our</text:span><text:span text:style-name="T5"> our conduct socially,/ </text:span><text:span text:style-name="T4">relations,</text:span><text:span text:style-name="T5"> to render us domestically more attached to/ our fire sides, we ought to abjure Moses and swear/ by Jesus or Mohammed? <text:s/>What has happened/ in Corfu; what occurs every year in one spot </text:span><text:span text:style-name="T4">or</text:span><text:span text:style-name="T5">/ </text:span><text:span text:style-name="T4">in another</text:span><text:span text:style-name="T5"> of the globe or in another, thunderingly answers: "No."/ <text:s/>Jews have faults many and glaring, but bloodthirstiness/</text:span></text:p>
      <text:p text:style-name="P5"><text:span text:style-name="T5"/></text:p>
      <text:p text:style-name="P5"><text:span text:style-name="T5">[Page 6]</text:span></text:p>
      <text:p text:style-name="P5"><text:span text:style-name="T5">is not a vice of the adorers of the One God, who/ taught us all to believe that He made the earth,/ and created man to </text:span><text:span text:style-name="T6">dwell</text:span><text:span text:style-name="T5"> thereupon. <text:s/>[Hebrew]/ [Hebrew] and again, that He formed it/ not to </text:span><text:span text:style-name="T4">make</text:span><text:span text:style-name="T5"> become a waste, but to be </text:span><text:span text:style-name="T6">inhabit</text:span><text:span text:style-name="T5">/-ed by creatures, who should acknowledge His/ universal Fatherhood [Hebrew]/ [Hebrew]. <text:s/>Jews would shrink with horror at/ the bare idea of maligning a whole people, by/ giving credence to infamous accusations. <text:s/>Jews/ would not defy law and government, to </text:span><text:span text:style-name="T4">set up</text:span><text:span text:style-name="T5"> arm/ </text:span><text:span text:style-name="T4">a throne to</text:span><text:span text:style-name="T5"> calumny, that it may tear away/ from God's earth, and destroy the innocent. <text:s/>We are approach-/-ing the close of the nineteenth century of Grace,/ yet, more than two hundred Rabbis in Germany, have/ felt morally compelled to make a solemn de-/-claration that the rules </text:span><text:span text:style-name="T4">which</text:span><text:span text:style-name="T5"> intended for the guidance of Jews every-/-where, are founded on rectitude and supported by/ mercifulness. <text:s/>In spite of that, Rector Ahlwardt spits/ his venom against Jews, as the offscouring of society./</text:span></text:p>
      <text:p text:style-name="P5"><text:span text:style-name="T5"/></text:p>
      <text:p text:style-name="P5"><text:span text:style-name="T5">[Page 7]</text:span></text:p>
      <text:p text:style-name="P5"><text:span text:style-name="T5">Two hundred and fifty years ago, a defender of/ his brethren, an advocate of their rehabilitation/ in England, swore that the charge of ritual mur-/-der in connection with the Matzah, is a lie and/ a libel against every writing in possession of/ the Jews. <text:s/>He hoped </text:span><text:span text:style-name="T4">prayed</text:span><text:span text:style-name="T5"> that if he prevaricated to/ screen offenders, curses innumerable and unending/ might blight his existence here and hereafter,/ but a pretentious antisemitic Hebraist, </text:span><text:span text:style-name="T4">declared</text:span><text:span text:style-name="T5"> asserted, a short time/ since, </text:span><text:span text:style-name="T4">that</text:span><text:span text:style-name="T5"> to have found the imputation which/ brought terror and desolation upon our Corfu fellow-believers, sub-/-stantiated in the Zohar. <text:s/>A falsehood as black/ as night. <text:s/>But let me not sadden with/ sombre reflections the arrival of the season, commemorative/ of our freedom from a spiritual, not less than a physical,/ thraldom. <text:s/>Let us make ready to greet it joyously/ in the midst of our families. <text:s/>Let us pray that like our-/selves in this God-favored America, so all the outcasts/ of Judea may raise the typical cups of salvation </text:span><text:span text:style-name="T4">un-</text:span><text:span text:style-name="T5">/</text:span><text:span text:style-name="T4">molested</text:span><text:span text:style-name="T5"> unshaken by fear. <text:s/>May a voice be heard then on high promising in the/ language of the prophet "As in the days that ye went/ out of Egypt, I will show you wonders." <text:s/>Amen./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5T14:36:44.92</meta:creation-date>
    <dc:date>2012-07-25T15:39:17.39</dc:date>
    <dc:creator>Penn Libraries</dc:creator>
    <meta:editing-duration>PT00H01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1" meta:word-count="1523" meta:character-count="9551"/>
  </office:meta>
</office:document-meta>
</file>